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0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fo:font-style="italic" style:font-size-asian="18pt" style:font-size-complex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24cm" svg:y="6.715cm">
          <text:p text:style-name="P1">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67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6.24cm" svg:y2="7.985cm">
          <text:p/>
        </draw:line>
        <draw:frame draw:style-name="gr3" draw:layer="layout" svg:width="3.465cm" svg:height="0.962cm" svg:x="12.43cm" svg:y="6.715cm">
          <draw:text-box>
            <text:p>UDP: IPv4</text:p>
          </draw:text-box>
        </draw:frame>
        <draw:frame draw:style-name="gr3" draw:layer="layout" svg:width="3.614cm" svg:height="1.673cm" svg:x="9.89cm" svg:y="8.217cm">
          <draw:text-box>
            <text:p>UDP Relay</text:p>
            <text:p>Endpoint</text:p>
          </draw:text-box>
        </draw:frame>
        <draw:frame draw:style-name="gr3" draw:text-style-name="P2" draw:layer="layout" svg:width="14.43cm" svg:height="1.825cm" svg:x="5.743cm" svg:y="1.635cm">
          <draw:text-box>
            <text:p text:style-name="P2">TURN Server Networking options</text:p>
            <text:p text:style-name="P2">Use cases supported by the TURN Server</text:p>
          </draw:text-box>
        </draw:frame>
        <draw:frame draw:style-name="gr3" draw:text-style-name="P3" draw:layer="layout" svg:width="9.24cm" svg:height="0.962cm" svg:x="2.27cm" svg:y="4.175cm">
          <draw:text-box>
            <text:p text:style-name="P3">1. RFC 5766 classic use case</text:p>
          </draw:text-box>
        </draw:frame>
        <draw:frame draw:style-name="gr3" draw:layer="layout" svg:width="16.673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402cm" svg:height="0.962cm" svg:x="12.559cm" svg:y="9.89cm">
          <draw:text-box>
            <text:p>TCP: IPv4</text:p>
          </draw:text-box>
        </draw:frame>
        <draw:frame draw:style-name="gr3" draw:layer="layout" svg:width="3.55cm" svg:height="1.673cm" svg:x="10.785cm" svg:y="11.795cm">
          <draw:text-box>
            <text:p>TCP Relay</text:p>
            <text:p>Endpoint</text:p>
          </draw:text-box>
        </draw:frame>
        <draw:frame draw:style-name="gr3" draw:text-style-name="P3" draw:layer="layout" svg:width="11.208cm" svg:height="0.962cm" svg:x="2.27cm" svg:y="2.905cm">
          <draw:text-box>
            <text:p text:style-name="P3">2. TCP relaying use case: RFC 6062</text:p>
          </draw:text-box>
        </draw:frame>
        <draw:frame draw:style-name="gr3" draw:layer="layout" svg:width="4.748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22cm" svg:height="0.962cm" svg:x="12.559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text-style-name="P3" draw:layer="layout" svg:width="8.922cm" svg:height="0.962cm" svg:x="2.27cm" svg:y="2.905cm">
          <draw:text-box>
            <text:p text:style-name="P3">3. IPv6 extension: RFC 6156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text-style-name="P3" draw:layer="layout" svg:width="9.523cm" svg:height="0.962cm" svg:x="2.27cm" svg:y="2.905cm">
          <draw:text-box>
            <text:p text:style-name="P3">4. Client-to-client connectivity</text:p>
          </draw:text-box>
        </draw:frame>
        <draw:frame draw:style-name="gr3" draw:layer="layout" svg:width="6.441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5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6" draw:text-style-name="P1" draw:layer="layout" svg:x1="7.35cm" svg:y1="11.16cm" svg:x2="7.985cm" svg:y2="6.715cm">
          <text:p/>
        </draw:line>
        <draw:line draw:style-name="gr6" draw:text-style-name="P1" draw:layer="layout" svg:x1="12.43cm" svg:y1="11.16cm" svg:x2="11.795cm" svg:y2="6.715cm">
          <text:p/>
        </draw:line>
        <draw:polyline draw:style-name="gr7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8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different</text:p>
            <text:p>IP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1">TUR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2.54cm" svg:x="17.51cm" svg:y="13.7cm">
          <text:p text:style-name="P1"><text:span text:style-name="T1">Pe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5" draw:layer="layout" svg:width="3cm" svg:height="1.673cm" svg:x="14.51cm" svg:y="12.43cm">
          <draw:text-box>
            <text:p><text:span text:style-name="T1">Relay</text:span></text:p>
            <text:p><text:span text:style-name="T1">Endpoint</text:span></text:p>
          </draw:text-box>
        </draw:frame>
        <draw:frame draw:style-name="gr3" draw:text-style-name="P3" draw:layer="layout" svg:width="12.457cm" svg:height="0.962cm" svg:x="2.27cm" svg:y="2.905cm">
          <draw:text-box>
            <text:p text:style-name="P3">5. TURN as an UDP/TCP traffic Gateway</text:p>
          </draw:text-box>
        </draw:frame>
        <draw:custom-shape draw:style-name="gr1" draw:text-style-name="P4" draw:layer="layout" svg:width="2.54cm" svg:height="15.24cm" svg:x="10.525cm" svg:y="4.175cm">
          <text:p text:style-name="P1"><text:span text:style-name="T1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9.255cm" svg:y="13.065cm">
          <text:p text:style-name="P1"><text:span text:style-name="T1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8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31cm" svg:height="1.673cm" svg:x="14.335cm" svg:y="7.985cm">
          <draw:text-box>
            <text:p>Internal company </text:p>
            <text:p>network</text:p>
          </draw:text-box>
        </draw:frame>
        <draw:frame draw:style-name="gr9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8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1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787cm" svg:height="0.962cm" svg:x="2.674cm" svg:y="2.578cm">
          <draw:text-box>
            <text:p text:style-name="P3">6. TURN Server behind NAT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1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12.43cm">
          <text:p text:style-name="P1"><text:span text:style-name="T1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8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4" draw:layer="layout" svg:width="4.444cm" svg:height="2.54cm" svg:x="1.636cm" svg:y="7.985cm">
          <text:p text:style-name="P1"><text:span text:style-name="T1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0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8" draw:text-style-name="P1" draw:layer="layout" svg:x1="16.24cm" svg:y1="10.525cm" svg:x2="14.97cm" svg:y2="14.335cm">
          <text:p/>
        </draw:line>
        <draw:frame draw:style-name="gr11" draw:layer="layout" svg:width="19.552cm" svg:height="2.384cm" svg:x="1.635cm" svg:y="23.225cm">
          <draw:text-box>
            <text:p>Note: -X TURN Server option can be used to set the public IP.</text:p>
            <text:p>In this case, the same single private IP must be used for </text:p>
            <text:p>listening and for relaying.</text:p>
          </draw:text-box>
        </draw:frame>
      </draw:page>
      <draw:page draw:name="page7" draw:style-name="dp1" draw:master-page-name="Default">
        <draw:frame draw:style-name="gr3" draw:text-style-name="P6" draw:layer="layout" svg:width="17.49cm" svg:height="1.673cm" svg:x="2.905cm" svg:y="4.175cm">
          <draw:text-box>
            <text:p text:style-name="P6">For latest stable TURN Server version, see the project page </text:p>
            <text:p text:style-name="P6">http://code.google.com/p/rfc5766-turn-server/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g </meta:initial-creator>
    <meta:creation-date>2013-03-16T22:08:23</meta:creation-date>
    <dc:date>2013-03-19T23:23:37</dc:date>
    <dc:creator>oleg </dc:creator>
    <meta:editing-duration>PT02H48M43S</meta:editing-duration>
    <meta:editing-cycles>8</meta:editing-cycles>
    <meta:generator>OpenOffice.org/3.2$Linux OpenOffice.org_project/320m19$Build-9505</meta:generator>
    <meta:document-statistic meta:object-count="79"/>
  </office:meta>
</office:document-meta>
</file>